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dedec60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1c509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paragraph-rsid="0eb9c424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adff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tyle="normal" style:text-underline-style="none" style:font-style-asian="normal" style:font-style-complex="normal"/>
    </style:style>
    <style:style style:name="T24" style:family="text">
      <style:text-properties style:font-name="Liberation Sans" fo:font-style="normal" style:text-underline-style="none" officeooo:rsid="038c274c" style:font-style-asian="normal" style:font-style-complex="normal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officeooo:rsid="047da547"/>
    </style:style>
    <style:style style:name="T2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officeooo:rsid="04473353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officeooo:rsid="0aace3cd"/>
    </style:style>
    <style:style style:name="T323" style:family="text">
      <style:text-properties fo:font-size="10pt" style:font-size-asian="10pt" style:font-size-complex="10pt"/>
    </style:style>
    <style:style style:name="T324" style:family="text">
      <style:text-properties officeooo:rsid="0394a435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officeooo:rsid="0cf7e116"/>
    </style:style>
    <style:style style:name="T329" style:family="text">
      <style:text-properties officeooo:rsid="0b952edb"/>
    </style:style>
    <style:style style:name="T330" style:family="text">
      <style:text-properties loext:padding="0.049cm" loext:border="0.31pt solid #000000"/>
    </style:style>
    <style:style style:name="T331" style:family="text">
      <style:text-properties officeooo:rsid="0eef9ccc"/>
    </style:style>
    <style:style style:name="T332" style:family="text">
      <style:text-properties officeooo:rsid="0e80285f"/>
    </style:style>
    <style:style style:name="T333" style:family="text">
      <style:text-properties officeooo:rsid="0e838e2a"/>
    </style:style>
    <style:style style:name="T334" style:family="text">
      <style:text-properties officeooo:rsid="0e83c34e"/>
    </style:style>
    <style:style style:name="T335" style:family="text">
      <style:text-properties officeooo:rsid="0f1609ab"/>
    </style:style>
    <style:style style:name="T33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style:font-size-asian="12pt" style:font-size-complex="12pt"/>
    </style:style>
    <style:style style:name="T35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238">C</text:span><text:span text:style-name="T237">hecklist voor </text:span><text:span text:style-name="T239">de installatie</text:span><text:span text:style-name="T237"> van </text:span><text:reference-mark-start text:name="Distributie"/><text:span text:style-name="T240">Debian</text:span><text:reference-mark-end text:name="Distributie"/><text:span text:style-name="T241"> </text:span><text:reference-mark-start text:name="Versie"/><text:span text:style-name="T240">1</text:span><text:span text:style-name="T242">1</text:span><text:reference-mark-end text:name="Versie"/><text:span text:style-name="Strong_20_Emphasis"><text:span text:style-name="T276"> </text:span></text:span><text:span text:style-name="Strong_20_Emphasis"><text:span text:style-name="T277">LTS</text:span></text:span><text:span text:style-name="T243"><text:note text:id="ftn1" text:note-class="footnote"><text:note-citation>1</text:note-citation><text:note-body><text:p text:style-name="P28"><text:span text:style-name="T324">Deze versie </text:span><text:span text:style-name="T324"><text:reference-ref text:reference-format="text" text:ref-name="Versie">11</text:reference-ref></text:span><text:span text:style-name="T335"><text:s/></text:span><text:span text:style-name="T284">is een zogenaamde LTS-versie (</text:span><text:span text:style-name="T285">LTS=</text:span><text:span text:style-name="T284">Long-Term Support, langetermijnondersteuning).<text:line-break/></text:span><text:span text:style-name="T286">Deze</text:span><text:span text:style-name="T284"> LTS-versie wordt </text:span><text:span text:style-name="T293">vanaf vrijgave (</text:span><text:span text:style-name="T291">augustus 2021</text:span><text:span text:style-name="T293">) </text:span><text:span text:style-name="T292">vijf</text:span><text:span text:style-name="T284"> jaar ondersteund</text:span><text:span text:style-name="T288"> </text:span><text:span text:style-name="T284">(tot </text:span><text:span text:style-name="T291">augustus</text:span><text:span text:style-name="T286"> </text:span><text:span text:style-name="T284">202</text:span><text:span text:style-name="T287">6</text:span><text:span text:style-name="T288">)</text:span><text:span text:style-name="T289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4"><text:span text:style-name="T37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4">voor</text:span><text:span text:style-name="T295"> </text:span><text:span text:style-name="T296">deze en andere </text:span><text:span text:style-name="T297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8">(zie toelichting)</text:span><text:span text:style-name="T19">:</text:span></text:p>
      <text:p text:style-name="P31"><text:span text:style-name="Definition"><text:span text:style-name="T300">g</text:span></text:span><text:span text:style-name="Definition"><text:span text:style-name="T299">ebruiker</text:span></text:span><text:span text:style-name="Definition"><text:span text:style-name="T303"><text:tab/><text:tab/></text:span></text:span><text:span text:style-name="Definition"><text:span text:style-name="T319"> <text:tab/><text:tab/></text:span></text:span><text:span text:style-name="T304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4"><text:tab/></text:span><text:span text:style-name="T305">(</text:span><text:span text:style-name="T301">volledige naam, bijv. </text:span><text:span text:style-name="T317">J</text:span><text:span text:style-name="T318">a</text:span><text:span text:style-name="T317">n </text:span><text:span text:style-name="T318">Jansen</text:span><text:span text:style-name="T302">)</text:span></text:p>
      <text:p text:style-name="Standard"><text:span text:style-name="Definition"><text:span text:style-name="T300">g</text:span></text:span><text:span text:style-name="Definition"><text:span text:style-name="T299">ebruikersnaam<text:tab/></text:span></text:span><text:span text:style-name="Definition"><text:span text:style-name="T299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9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7">c</text:span></text:span><text:span text:style-name="Definition"><text:span text:style-name="T306">omputernaam<text:tab/><text:tab/></text:span></text:span><text:span text:style-name="Definition"><text:span text:style-name="T304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4"><text:tab/></text:span></text:span><text:span text:style-name="Definition"><text:span text:style-name="T310">(</text:span></text:span><text:span text:style-name="Definition"><text:span text:style-name="T311">naam van de compute</text:span></text:span><text:span text:style-name="Definition"><text:span text:style-name="T312">r, </text:span></text:span><text:span text:style-name="Definition"><text:span text:style-name="T313">bijv. p</text:span></text:span><text:span text:style-name="Definition"><text:span text:style-name="T314">c02</text:span></text:span><text:span text:style-name="Definition"><text:span text:style-name="T310">)</text:span></text:span></text:p>
      <text:p text:style-name="P30"><text:span text:style-name="Definition"><text:span text:style-name="T300">o</text:span></text:span><text:span text:style-name="Definition"><text:span text:style-name="T299">pstartmenu</text:span></text:span><text:span text:style-name="Definition"><text:span text:style-name="T304"><text:tab/><text:tab/><text:tab/></text:span></text:span><text:span text:style-name="Definition"><text:span text:style-name="T304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4"><text:tab/></text:span></text:span><text:span text:style-name="Definition"><text:span text:style-name="T310">(</text:span></text:span><text:span text:style-name="Definition"><text:span text:style-name="T311">to</text:span></text:span><text:span text:style-name="Definition"><text:span text:style-name="T315">ets voor het opstartmedium</text:span></text:span><text:span text:style-name="Definition"><text:span text:style-name="T316">)</text:span></text:span></text:p>
      <text:p text:style-name="P30"><text:span text:style-name="Definition"><text:span text:style-name="T308">i</text:span></text:span><text:span text:style-name="Definition"><text:span text:style-name="T309">nstellingen</text:span></text:span><text:span text:style-name="T310"><text:tab/> <text:tab/><text:tab/></text:span><text:span text:style-name="T310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0"><text:tab/>(</text:span><text:span text:style-name="T311">toets voor het BIOS/UEFI-scherm</text:span><text:span text:style-name="T310">)</text:span></text:p>
      <text:p text:style-name="P33"><text:span text:style-name="Definition"><text:span text:style-name="T337">g</text:span></text:span><text:span text:style-name="Definition"><text:span text:style-name="T336">ebruiker</text:span></text:span><text:span text:style-name="Definition"><text:span text:style-name="T338">2</text:span></text:span><text:span text:style-name="Definition"><text:span text:style-name="T339"><text:tab/></text:span></text:span><text:span text:style-name="Definition"><text:span text:style-name="T349"> <text:tab/><text:tab/></text:span></text:span><text:span text:style-name="T340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0"><text:tab/></text:span><text:span text:style-name="T341">(</text:span><text:span text:style-name="T342">volledige naam </text:span><text:span text:style-name="T343">evt. 2</text:span><text:span text:style-name="T350">e</text:span><text:span text:style-name="T343"> gebruiker</text:span><text:span text:style-name="T344">)</text:span></text:p>
      <text:p text:style-name="P79"><text:span text:style-name="Definition"><text:span text:style-name="T337">g</text:span></text:span><text:span text:style-name="Definition"><text:span text:style-name="T336">ebruikersnaam</text:span></text:span><text:span text:style-name="Definition"><text:span text:style-name="T338">2</text:span></text:span><text:span text:style-name="Definition"><text:span text:style-name="T345"><text:tab/></text:span></text:span><text:span text:style-name="Definition"><text:span text:style-name="T345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5"><text:tab/></text:span></text:span><text:span text:style-name="T346">(korte naam</text:span><text:span text:style-name="T347"> </text:span><text:span text:style-name="T348">evt. 2</text:span><text:span text:style-name="T351">e</text:span><text:span text:style-name="T348"> gebruiker</text:span><text:span text:style-name="T346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7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5">Nieuwe installatie?</text:span><text:span text:style-name="T230"><text:tab/></text:span><text:span text:style-name="T232"></text:span><text:span text:style-name="T234"><text:tab/></text:span><text:span text:style-name="T233">B</text:span><text:span text:style-name="T230">egin bij hoofdstuk </text:span><text:span text:style-name="T235"><text:bookmark-ref text:reference-format="page" text:ref-name="__RefNumPara__4009_1271708128">2</text:bookmark-ref></text:span><text:span text:style-name="T235"><text:s text:c="2"/></text:span><text:span text:style-name="T236"><text:bookmark-ref text:reference-format="text" text:ref-name="__RefNumPara__4009_1271708128">Installatie uitvoeren</text:bookmark-ref></text:span><text:span text:style-name="T231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3052637626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8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9"><text:note text:id="ftn2" text:note-class="footnote"><text:note-citation>2</text:note-citation><text:note-body><text:p text:style-name="P26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T207">gebruiker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8">Installeer </text:span></text:span><text:span text:style-name="Strong_20_Emphasis"><text:span text:style-name="T102">pakket kz</text:span></text:span><text:span text:style-name="Strong_20_Emphasis"><text:span text:style-name="T102"><text:note text:id="ftn3" text:note-class="footnote"><text:note-citation>3</text:note-citation><text:note-body><text:p text:style-name="P88"><text:span text:style-name="T333">Debian-</text:span><text:span text:style-name="T334">p</text:span>akket kz plaatst documenten en scripts van Karel Zimmer <text:span text:style-name="T332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102"> </text:span></text:span><text:span text:style-name="Strong_20_Emphasis"><text:span text:style-name="T60">via </text:span></text:span><text:span text:style-name="Strong_20_Emphasis"><text:span text:style-name="T62">een </text:span></text:span><text:span text:style-name="Strong_20_Emphasis"><text:span text:style-name="T63">druk op de </text:span></text:span><text:span text:style-name="Strong_20_Emphasis"><text:span text:style-name="T77">Super</text:span></text:span><text:span text:style-name="Strong_20_Emphasis"><text:span text:style-name="T63">-toets</text:span></text:span><text:span text:style-name="Strong_20_Emphasis"><text:span text:style-name="T63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23">ter</text:span></text:span><text:span text:style-name="Strong_20_Emphasis"><text:span text:style-name="T124">m</text:span></text:span><text:span text:style-name="Strong_20_Emphasis"><text:span text:style-name="T66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25">Terminalvenster</text:span></text:span><text:span text:style-name="Strong_20_Emphasis"><text:span text:style-name="T69">.</text:span></text:span><text:span text:style-name="Strong_20_Emphasis"><text:span text:style-name="T66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70">, of </text:span></text:span><text:span text:style-name="Strong_20_Emphasis"><text:span text:style-name="T66">kopieer en plak, de</text:span></text:span><text:span text:style-name="Strong_20_Emphasis"><text:span text:style-name="T71">z</text:span></text:span><text:span text:style-name="Strong_20_Emphasis"><text:span text:style-name="T66">e </text:span></text:span><text:span text:style-name="Strong_20_Emphasis"><text:span text:style-name="T72">drie </text:span></text:span><text:span text:style-name="Strong_20_Emphasis"><text:span text:style-name="T66">opdrachten, ieder gevolgd door de </text:span></text:span><text:span text:style-name="Strong_20_Emphasis"><text:span text:style-name="T61">Enter</text:span></text:span><text:span text:style-name="Strong_20_Emphasis"><text:span text:style-name="T60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3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2">Bereid de installatie voor </text:span></text:span><text:span text:style-name="Strong_20_Emphasis"><text:span text:style-name="T60">via </text:span></text:span><text:span text:style-name="Strong_20_Emphasis"><text:span text:style-name="T62">een </text:span></text:span><text:span text:style-name="Strong_20_Emphasis"><text:span text:style-name="T75">druk </text:span></text:span><text:span text:style-name="Strong_20_Emphasis"><text:span text:style-name="T76">op de </text:span></text:span><text:span text:style-name="Strong_20_Emphasis"><text:span text:style-name="T77">Super</text:span></text:span><text:span text:style-name="Strong_20_Emphasis"><text:span text:style-name="T76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2">, </text:span></text:span><text:span text:style-name="Strong_20_Emphasis"><text:span text:style-name="T78">t</text:span></text:span><text:span text:style-name="Strong_20_Emphasis"><text:span text:style-name="T65">yp </text:span></text:span><text:span text:style-name="Strong_20_Emphasis"><text:span text:style-name="T126">men</text:span></text:span><text:span text:style-name="Strong_20_Emphasis"><text:span text:style-name="T127">u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</text:span></text:span><text:span text:style-name="Strong_20_Emphasis"><text:span text:style-name="T106">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8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80">K</text:span></text:span><text:span text:style-name="Strong_20_Emphasis"><text:span text:style-name="T81">ie</text:span></text:span><text:span text:style-name="Strong_20_Emphasis"><text:span text:style-name="T82">s</text:span></text:span><text:span text:style-name="Strong_20_Emphasis"><text:span text:style-name="T74"> </text:span></text:span><text:span text:style-name="Strong_20_Emphasis"><text:span text:style-name="T145">1</text:span></text:span><text:span text:style-name="Strong_20_Emphasis"><text:span text:style-name="T146"> </text:span></text:span><text:span text:style-name="Strong_20_Emphasis"><text:span text:style-name="T147">In</text:span></text:span><text:span text:style-name="Strong_20_Emphasis"><text:span text:style-name="T139">stallatie voorbereiden</text:span></text:span><text:span text:style-name="Strong_20_Emphasis"><text:span text:style-name="T83"> </text:span></text:span><text:span text:style-name="Strong_20_Emphasis"><text:span text:style-name="T84">en </text:span></text:span><text:span text:style-name="Strong_20_Emphasis"><text:span text:style-name="T85">v</text:span></text:span><text:span text:style-name="Strong_20_Emphasis"><text:span text:style-name="T74">olg de aanwijzingen op het scherm.</text:span></text:span></text:p>
          </table:table-cell>
        </table:table-row>
      </table:table>
      <text:p text:style-name="P39"/>
      <text:list xml:id="list90822582615424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4"><text:span text:style-name="T280">Start de computer op vanaf </text:span><text:span text:style-name="T281">een </text:span><text:span text:style-name="T281"><text:reference-ref text:reference-format="text" text:ref-name="Distributie">Debian</text:reference-ref></text:span><text:span text:style-name="T281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2">(</text:span><text:span text:style-name="T283">Live</text:span><text:span text:style-name="T161"><text:note text:id="ftn5" text:note-class="footnote"><text:note-citation>1</text:note-citation><text:note-body><text:p text:style-name="P27"><text:span text:style-name="T320">Vanaf ee</text:span>n Live <text:span text:style-name="T322">USB-stick </text:span><text:span text:style-name="T331">(</text:span><text:span text:style-name="T322">of </text:span><text:span text:style-name="T331">cd/dvd</text:span><text:span text:style-name="T290">)</text:span><text:span text:style-name="T323"> </text:span>kunt <text:span text:style-name="T320">u opstarten en</text:span> met <text:reference-ref text:reference-format="text" text:ref-name="Distributie">Debian</text:reference-ref><text:s/>werken zonder deze te installeren.</text:p></text:note-body></text:note></text:span><text:span text:style-name="T162">)</text:span><text:span text:style-name="T160"> </text:span><text:span text:style-name="T163">GNOME</text:span><text:span text:style-name="T160"> </text:span><text:span text:style-name="T164">USB-stick</text:span><text:span text:style-name="T164"><text:note text:id="ftn6" text:note-class="footnote"><text:note-citation>2</text:note-citation><text:note-body><text:p text:style-name="P86"><text:span text:style-name="T20">D</text:span><text:span text:style-name="Strong_20_Emphasis"><text:span text:style-name="T169">ow</text:span></text:span><text:span text:style-name="Strong_20_Emphasis"><text:span text:style-name="T170">nload </text:span></text:span><text:span text:style-name="Strong_20_Emphasis"><text:span text:style-name="T167">e</text:span></text:span><text:span text:style-name="Strong_20_Emphasis"><text:span text:style-name="T171">e</text:span></text:span><text:span text:style-name="Strong_20_Emphasis"><text:span text:style-name="T172">n</text:span></text:span><text:span text:style-name="Strong_20_Emphasis"><text:span text:style-name="T194"> </text:span></text:span><text:span text:style-name="Strong_20_Emphasis"><text:span text:style-name="T170">Live CD </text:span></text:span><text:span text:style-name="Strong_20_Emphasis"><text:span text:style-name="T173">v</text:span></text:span><text:span text:style-name="Strong_20_Emphasis"><text:span text:style-name="T174">anaf</text:span></text:span><text:span text:style-name="Strong_20_Emphasis"><text:span text:style-name="T175"> </text:span></text:span><text:a xlink:type="simple" xlink:href="https://www.debian.org/CD/live/" text:style-name="Internet_20_link" text:visited-style-name="Visited_20_Internet_20_Link"><text:span text:style-name="Strong_20_Emphasis"><text:span text:style-name="T325">debian.org/cd/live</text:span></text:span></text:a><text:span text:style-name="Strong_20_Emphasis"><text:span text:style-name="T175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5">. <text:line-break/>Klik vervolgens </text:span></text:span><text:span text:style-name="Strong_20_Emphasis"><text:span text:style-name="T178">op</text:span></text:span><text:span text:style-name="Strong_20_Emphasis"><text:span text:style-name="T175"> </text:span></text:span><text:span text:style-name="Strong_20_Emphasis"><text:span text:style-name="T181">amd64/</text:span></text:span><text:span text:style-name="Strong_20_Emphasis"><text:span text:style-name="T175"> en </text:span></text:span><text:span text:style-name="Strong_20_Emphasis"><text:span text:style-name="T178">daarna op </text:span></text:span><text:span text:style-name="Strong_20_Emphasis"><text:span text:style-name="T181">iso-hybrid/</text:span></text:span><text:span text:style-name="Strong_20_Emphasis"><text:span text:style-name="T175">.<text:line-break/></text:span></text:span><text:span text:style-name="Strong_20_Emphasis"><text:span text:style-name="T179">K</text:span></text:span><text:span text:style-name="Strong_20_Emphasis"><text:span text:style-name="T180">lik op</text:span></text:span><text:span text:style-name="Strong_20_Emphasis"><text:span text:style-name="T176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70">.<text:line-break/></text:span></text:span><text:span text:style-name="Strong_20_Emphasis"><text:span text:style-name="T177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6">s</text:span></text:span><text:span text:style-name="Strong_20_Emphasis"><text:span text:style-name="T227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29">Schijven</text:span></text:span><text:span text:style-name="Strong_20_Emphasis"><text:span text:style-name="T211">. Selecteer de USB-stick in de lijst van schijven aan de linkerkant en klik rechtsboven op </text:span></text:span><text:span text:style-name="Strong_20_Emphasis"><text:span text:style-name="T228">Schijfinstellingen</text:span></text:span><text:span text:style-name="Strong_20_Emphasis"><text:span text:style-name="T211"> </text:span></text:span><text:span text:style-name="Strong_20_Emphasis"><text:span text:style-name="T228">⋮</text:span></text:span><text:span text:style-name="Strong_20_Emphasis"><text:span text:style-name="T211"> (icoontje met de drie puntjes).</text:span></text:span></text:p><text:p text:style-name="P81"><text:span text:style-name="Strong_20_Emphasis"><text:span text:style-name="T211"><text:tab/>Kies </text:span></text:span><text:span text:style-name="Strong_20_Emphasis"><text:span text:style-name="T228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CD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80"><text:span text:style-name="Strong_20_Emphasis"><text:span text:style-name="T211"><text:tab/>Klik op </text:span></text:span><text:span text:style-name="Strong_20_Emphasis"><text:span text:style-name="T228">Terugzetten starten</text:span></text:span><text:span text:style-name="Strong_20_Emphasis"><text:span text:style-name="T211"> en vervolgens op </text:span></text:span><text:span text:style-name="Strong_20_Emphasis"><text:span text:style-name="T228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26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60">.</text:span></text:p>
            <text:p text:style-name="P50"><text:span text:style-name="T165">Opstartmenu/</text:span><text:span text:style-name="T166">boot menu</text:span><text:span text:style-name="T165"> </text:span><text:span text:style-name="T160">via </text:span><text:span text:style-name="Definition"><text:span text:style-name="T5">opstartmenu</text:span></text:span><text:span text:style-name="T160">, </text:span><text:span text:style-name="T165">instellingen/</text:span><text:span text:style-name="T166">setup</text:span><text:span text:style-name="T160"> via </text:span><text:span text:style-name="Definition"><text:span text:style-name="T5">instellinge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8">K</text:span></text:span><text:span text:style-name="Strong_20_Emphasis"><text:span text:style-name="T109">ies </text:span></text:span><text:span text:style-name="Strong_20_Emphasis"><text:span text:style-name="T110">eerste keuze </text:span></text:span><text:span text:style-name="Strong_20_Emphasis"><text:span text:style-name="T111">en druk op de </text:span></text:span><text:span text:style-name="Strong_20_Emphasis"><text:span text:style-name="T112">Enter</text:span></text:span><text:span text:style-name="Strong_20_Emphasis"><text:span text:style-name="T111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105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6">V</text:span></text:span><text:span text:style-name="Strong_20_Emphasis"><text:span text:style-name="T41">olg de aanwijzingen </text:span></text:span><text:span text:style-name="Strong_20_Emphasis"><text:span text:style-name="T55">op de schermen</text:span></text:span><text:span text:style-name="Strong_20_Emphasis"><text:span text:style-name="T12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4"><text:s/></text:span></text:span><text:span text:style-name="Strong_20_Emphasis"><text:span text:style-name="T107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2">Als het scherm </text:span></text:span><text:span text:style-name="Strong_20_Emphasis"><text:span text:style-name="T134">Wi-Fi</text:span></text:span><text:span text:style-name="Strong_20_Emphasis"><text:span text:style-name="T42"> verschijnt, kies </text:span></text:span><text:span text:style-name="Strong_20_Emphasis"><text:span text:style-name="T57">het</text:span></text:span><text:span text:style-name="Strong_20_Emphasis"><text:span text:style-name="T42"> draadloos netwerk, maak verbinding, en klik op</text:span></text:span><text:span text:style-name="Strong_20_Emphasis"><text:span text:style-name="T115"> </text:span></text:span><text:span text:style-name="Strong_20_Emphasis"><text:span text:style-name="T152">N</text:span></text:span><text:span text:style-name="Strong_20_Emphasis"><text:span text:style-name="T132">ext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8"><text:s/></text:span></text:span><text:span text:style-name="Strong_20_Emphasis"><text:span text:style-name="T105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3">Start de installatie</text:span></text:span><text:span text:style-name="Strong_20_Emphasis"><text:span text:style-name="T116"> </text:span></text:span><text:span text:style-name="Strong_20_Emphasis"><text:span text:style-name="T60">via </text:span></text:span><text:span text:style-name="Strong_20_Emphasis"><text:span text:style-name="T62">een </text:span></text:span><text:span text:style-name="Strong_20_Emphasis"><text:span text:style-name="T86">klik op </text:span></text:span><text:span text:style-name="Strong_20_Emphasis"><text:span text:style-name="T128">Activities</text:span></text:span><text:span text:style-name="Strong_20_Emphasis"><text:span text:style-name="T86"> en </text:span></text:span><text:span text:style-name="Strong_20_Emphasis"><text:span text:style-name="T87">een </text:span></text:span><text:span text:style-name="Strong_20_Emphasis"><text:span text:style-name="T86">klik op</text:span></text:span><text:span text:style-name="Strong_20_Emphasis"><text:span text:style-name="T88"> </text:span></text:span><text:span text:style-name="Strong_20_Emphasis"><text:span text:style-name="T129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Bij </text:span></text:span><text:span text:style-name="Strong_20_Emphasis"><text:span text:style-name="T135">Welcome</text:span></text:span><text:span text:style-name="Strong_20_Emphasis"><text:span text:style-name="T43"> kies </text:span></text:span><text:span text:style-name="Strong_20_Emphasis"><text:span text:style-name="T135">Nederlands</text:span></text:span><text:span text:style-name="Strong_20_Emphasis"><text:span text:style-name="T43"> en klik op </text:span></text:span><text:span text:style-name="Strong_20_Emphasis"><text:span text:style-name="T135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9">Bij <text:span text:style-name="T321">Locatie</text:span> kies bij <text:span text:style-name="T321">Regio</text:span> voor <text:span text:style-name="T321">Europa</text:span> en klik op <text:span text:style-name="T321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8"/></text:span></text:p>
          </table:table-cell>
          <table:table-cell table:style-name="_32_._5f_Installatie_5f_uitvoeren.A1" office:value-type="string">
            <text:p text:style-name="P9">Bij <text:span text:style-name="T321">Toetsenbord</text:span> kies <text:span text:style-name="T321">English (US)</text:span> en klik op <text:span text:style-name="T321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8"><text:s/></text:span></text:span><text:span text:style-name="Strong_20_Emphasis"><text:span text:style-name="T105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8">selecteer</text:span><text:span text:style-name="T6"> </text:span><text:span text:style-name="T7">de </text:span><text:span text:style-name="T6">gewenste </text:span><text:span text:style-name="T279">optie </text:span><text:span text:style-name="Strong_20_Emphasis"><text:span text:style-name="T45">en klik op </text:span></text:span><text:span text:style-name="Strong_20_Emphasis"><text:span text:style-name="T136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13">Bij </text:span></text:span><text:span text:style-name="Strong_20_Emphasis"><text:span text:style-name="T133">Gebruikers</text:span></text:span><text:span text:style-name="Strong_20_Emphasis"><text:span text:style-name="T113"> vul in </text:span></text:span><text:span text:style-name="Strong_20_Emphasis"><text:span text:style-name="T137">Wat is je naam?</text:span></text:span><text:span text:style-name="Strong_20_Emphasis"><text:span text:style-name="T46"> </text:span></text:span><text:span text:style-name="Definition"><text:span text:style-name="T13">gebruiker</text:span></text:span><text:span text:style-name="Strong_20_Emphasis"><text:span text:style-name="T103">,</text:span></text:span><text:span text:style-name="Strong_20_Emphasis"><text:span text:style-name="T47"> </text:span></text:span><text:span text:style-name="Strong_20_Emphasis"><text:span text:style-name="T137">Welke naam wil je gebruiken om in te loggen?</text:span></text:span><text:span text:style-name="Strong_20_Emphasis"><text:span text:style-name="T47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3">, </text:span></text:span><text:span text:style-name="Strong_20_Emphasis"><text:span text:style-name="T138">Wat is de </text:span></text:span><text:span text:style-name="Strong_20_Emphasis"><text:span text:style-name="T137">naam van deze </text:span></text:span><text:span text:style-name="Strong_20_Emphasis"><text:span text:style-name="T138">computer</text:span></text:span><text:span text:style-name="Strong_20_Emphasis"><text:span text:style-name="T48"> </text:span></text:span><text:span text:style-name="Definition"><text:span text:style-name="T13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21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40">V</text:span></text:span><text:span text:style-name="Strong_20_Emphasis"><text:span text:style-name="T141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51">Bij </text:span></text:span><text:span text:style-name="Strong_20_Emphasis"><text:span text:style-name="T153">Samenvatting</text:span></text:span><text:span text:style-name="Strong_20_Emphasis"><text:span text:style-name="T118"> </text:span></text:span><text:span text:style-name="Strong_20_Emphasis"><text:span text:style-name="T119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42">Installeer</text:span></text:span><text:span text:style-name="Strong_20_Emphasis"><text:span text:style-name="T40">.</text:span></text:span></text:p>
          </table:table-cell>
        </table:table-row>
      </table:table>
      <text:p text:style-name="P49"><text:span text:style-name="Strong_20_Emphasis"><text:span text:style-name="T117"/></text:span></text:p>
      <text:list xml:id="list90822762945251" text:continue-numbering="true" text:style-name="L1">
        <text:list-item>
          <text:p text:style-name="P94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1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8"><text:s/></text:span></text:span><text:span text:style-name="Strong_20_Emphasis"><text:span text:style-name="T105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8"><text:s/></text:span></text:span><text:span text:style-name="Strong_20_Emphasis"><text:span text:style-name="T105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8">Installeer </text:span></text:span><text:span text:style-name="Strong_20_Emphasis"><text:span text:style-name="T102">pakket kz</text:span></text:span><text:span text:style-name="Strong_20_Emphasis"><text:span text:style-name="T102"><text:note text:id="ftn7" text:note-class="footnote"><text:note-citation>1</text:note-citation><text:note-body><text:p text:style-name="P83"><text:span text:style-name="T333">Debian-</text:span><text:span text:style-name="T334">p</text:span>akket kz plaatst documenten en scripts van Karel Zimmer <text:span text:style-name="T332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102"> </text:span></text:span><text:span text:style-name="Strong_20_Emphasis"><text:span text:style-name="T60">via </text:span></text:span><text:span text:style-name="Strong_20_Emphasis"><text:span text:style-name="T62">een </text:span></text:span><text:span text:style-name="Strong_20_Emphasis"><text:span text:style-name="T63">druk op de </text:span></text:span><text:span text:style-name="Strong_20_Emphasis"><text:span text:style-name="T77">Super</text:span></text:span><text:span text:style-name="Strong_20_Emphasis"><text:span text:style-name="T63">-toets</text:span></text:span><text:span text:style-name="Strong_20_Emphasis"><text:span text:style-name="T63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23">ter</text:span></text:span><text:span text:style-name="Strong_20_Emphasis"><text:span text:style-name="T124">m</text:span></text:span><text:span text:style-name="Strong_20_Emphasis"><text:span text:style-name="T66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25">Terminalvenster</text:span></text:span><text:span text:style-name="Strong_20_Emphasis"><text:span text:style-name="T66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8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70">, of </text:span></text:span><text:span text:style-name="Strong_20_Emphasis"><text:span text:style-name="T66">kopieer en plak, de</text:span></text:span><text:span text:style-name="Strong_20_Emphasis"><text:span text:style-name="T89">z</text:span></text:span><text:span text:style-name="Strong_20_Emphasis"><text:span text:style-name="T90">e</text:span></text:span><text:span text:style-name="Strong_20_Emphasis"><text:span text:style-name="T66"> </text:span></text:span><text:span text:style-name="Strong_20_Emphasis"><text:span text:style-name="T72">drie </text:span></text:span><text:span text:style-name="Strong_20_Emphasis"><text:span text:style-name="T66">opdrachten, ieder gevolgd door de </text:span></text:span><text:span text:style-name="Strong_20_Emphasis"><text:span text:style-name="T61">Enter</text:span></text:span><text:span text:style-name="Strong_20_Emphasis"><text:span text:style-name="T60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72">V</text:span>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8"><text:s/></text:span></text:span><text:span text:style-name="Strong_20_Emphasis"><text:span text:style-name="T105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91">Rond de</text:span></text:span><text:span text:style-name="Strong_20_Emphasis"><text:span text:style-name="T92"> installatie </text:span></text:span><text:span text:style-name="Strong_20_Emphasis"><text:span text:style-name="T91">af </text:span></text:span><text:span text:style-name="Strong_20_Emphasis"><text:span text:style-name="T60">via </text:span></text:span><text:span text:style-name="Strong_20_Emphasis"><text:span text:style-name="T93">een</text:span></text:span><text:span text:style-name="Strong_20_Emphasis"><text:span text:style-name="T94"> druk</text:span></text:span><text:span text:style-name="Strong_20_Emphasis"><text:span text:style-name="T93"> op</text:span></text:span><text:span text:style-name="Strong_20_Emphasis"><text:span text:style-name="T69"> de </text:span></text:span><text:span text:style-name="Strong_20_Emphasis"><text:span text:style-name="T77">Super</text:span></text:span><text:span text:style-name="Strong_20_Emphasis"><text:span text:style-name="T69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30">men</text:span></text:span><text:span text:style-name="Strong_20_Emphasis"><text:span text:style-name="T127">u</text:span></text:span><text:span text:style-name="Strong_20_Emphasis"><text:span text:style-name="T63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8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83">K</text:span></text:span><text:span text:style-name="Strong_20_Emphasis"><text:span text:style-name="T81">ie</text:span></text:span><text:span text:style-name="Strong_20_Emphasis"><text:span text:style-name="T82">s </text:span></text:span><text:span text:style-name="Strong_20_Emphasis"><text:span text:style-name="T148">3 </text:span></text:span><text:span text:style-name="Strong_20_Emphasis"><text:span text:style-name="T149">Installatie</text:span></text:span><text:span text:style-name="Strong_20_Emphasis"><text:span text:style-name="T150"> </text:span></text:span><text:span text:style-name="Strong_20_Emphasis"><text:span text:style-name="T151">afronden</text:span></text:span><text:span text:style-name="Strong_20_Emphasis"><text:span text:style-name="T83"> </text:span></text:span><text:span text:style-name="Strong_20_Emphasis"><text:span text:style-name="T84">en </text:span></text:span><text:span text:style-name="Strong_20_Emphasis"><text:span text:style-name="T95">v</text:span></text:span><text:span text:style-name="Strong_20_Emphasis"><text:span text:style-name="T74">olg de aanwijzingen op het scherm.</text:span></text:span></text:p>
          </table:table-cell>
        </table:table-row>
      </table:table>
      <text:p text:style-name="P51"><text:span text:style-name="Strong_20_Emphasis"><text:span text:style-name="T52"><text:tab/></text:span></text:span></text:p>
      <text:p text:style-name="P52"><text:span text:style-name="Strong_20_Emphasis"><text:span text:style-name="T84"/></text:span></text:p>
      <text:p text:style-name="P53"><text:span text:style-name="Strong_20_Emphasis"><text:span text:style-name="T74"/></text:span></text:p>
      <text:list xml:id="list90823727628884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58"><text:s/></text:span></text:span><text:span text:style-name="Strong_20_Emphasis"><text:span text:style-name="T105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9"><text:note text:id="ftn9" text:note-class="footnote"><text:note-citation>1</text:note-citation><text:note-body><text:p text:style-name="P77"><text:span text:style-name="User_20_Entry"><text:span text:style-name="T168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User_20_Entry"><text:span text:style-name="T196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8"><text:s/></text:span></text:span><text:span text:style-name="Strong_20_Emphasis"><text:span text:style-name="T105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6">R</text:span></text:span><text:span text:style-name="Strong_20_Emphasis"><text:span text:style-name="T97">icht </text:span></text:span><text:span text:style-name="Strong_20_Emphasis"><text:span text:style-name="T98">de </text:span></text:span><text:span text:style-name="Definition"><text:span text:style-name="T26">gebruiker</text:span></text:span><text:span text:style-name="Strong_20_Emphasis"><text:span text:style-name="T97"> </text:span></text:span><text:span text:style-name="Strong_20_Emphasis"><text:span text:style-name="T99">in </text:span></text:span><text:span text:style-name="Strong_20_Emphasis"><text:span text:style-name="T60">via </text:span></text:span><text:span text:style-name="Strong_20_Emphasis"><text:span text:style-name="T93">een</text:span></text:span><text:span text:style-name="Strong_20_Emphasis"><text:span text:style-name="T94"> druk</text:span></text:span><text:span text:style-name="Strong_20_Emphasis"><text:span text:style-name="T93"> op</text:span></text:span><text:span text:style-name="Strong_20_Emphasis"><text:span text:style-name="T69"> de </text:span></text:span><text:span text:style-name="Strong_20_Emphasis"><text:span text:style-name="T77">Super</text:span></text:span><text:span text:style-name="Strong_20_Emphasis"><text:span text:style-name="T69">-toets</text:span></text:span><text:span text:style-name="Strong_20_Emphasis"><text:span text:style-name="T36"><text:note text:id="ftn10" text:note-class="footnote"><text:note-citation>2</text:note-citation><text:note-body><text:p text:style-name="P25"><text:span text:style-name="T250">D</text:span>e <text:span text:style-name="T330">Super</text:span>-toets <text:span text:style-name="T250">is </text:span>de Windows<text:span text:style-name="T328">-</text:span><text:span text:style-name="T329">toets</text:span>, <text:span text:style-name="T328">C</text:span>ommand-<text:span text:style-name="T329">toets</text:span>, of <text:span text:style-name="T328">V</text:span>ergrootglas-toets.</text:p></text:note-body></text:note></text:span></text:span><text:span text:style-name="Strong_20_Emphasis"><text:span text:style-name="T62">, </text:span></text:span><text:span text:style-name="Strong_20_Emphasis"><text:span text:style-name="T64">t</text:span></text:span><text:span text:style-name="Strong_20_Emphasis"><text:span text:style-name="T65">yp </text:span></text:span><text:span text:style-name="Strong_20_Emphasis"><text:span text:style-name="T130">men</text:span></text:span><text:span text:style-name="Strong_20_Emphasis"><text:span text:style-name="T127">u</text:span></text:span><text:span text:style-name="Strong_20_Emphasis"><text:span text:style-name="T63"> </text:span></text:span><text:span text:style-name="Strong_20_Emphasis"><text:span text:style-name="T67">e</text:span></text:span><text:span text:style-name="Strong_20_Emphasis"><text:span text:style-name="T60">n </text:span></text:span><text:span text:style-name="Strong_20_Emphasis"><text:span text:style-name="T68">k</text:span></text:span><text:span text:style-name="Strong_20_Emphasis"><text:span text:style-name="T60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83">K</text:span></text:span><text:span text:style-name="Strong_20_Emphasis"><text:span text:style-name="T81">ie</text:span></text:span><text:span text:style-name="Strong_20_Emphasis"><text:span text:style-name="T82">s </text:span></text:span><text:span text:style-name="Strong_20_Emphasis"><text:span text:style-name="T148">4 </text:span></text:span><text:span text:style-name="Strong_20_Emphasis"><text:span text:style-name="T131">Gebruiker inrichten</text:span></text:span><text:span text:style-name="Strong_20_Emphasis"><text:span text:style-name="T83"> </text:span></text:span><text:span text:style-name="Strong_20_Emphasis"><text:span text:style-name="T84">en </text:span></text:span><text:span text:style-name="Strong_20_Emphasis"><text:span text:style-name="T100">v</text:span></text:span><text:span text:style-name="Strong_20_Emphasis"><text:span text:style-name="T74">olg de aanwijzingen op het scherm</text:span></text:span><text:span text:style-name="Strong_20_Emphasis"><text:span text:style-name="T122">.</text:span></text:span></text:p>
          </table:table-cell>
        </table:table-row>
      </table:table>
      <text:p text:style-name="P43"><text:span text:style-name="Strong_20_Emphasis"><text:span text:style-name="T101"/></text:span></text:p>
      <text:p text:style-name="P19"/>
      <text:p text:style-name="P19"/>
      <text:p text:style-name="P76"><text:span text:style-name="T156">E</text:span><text:span text:style-name="T157">inde c</text:span><text:span text:style-name="T158">hecklist, </text:span><text:span text:style-name="T159">d</text:span><text:span text:style-name="T158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T272"><text:reference-ref text:reference-format="text" text:ref-name="Versie">11</text:reference-ref></text:span><text:span text:style-name="Strong_20_Emphasis"><text:span text:style-name="T274"><text:s/></text:span></text:span><text:span text:style-name="Strong_20_Emphasis"><text:span text:style-name="T275">LTS</text:span></text:span><text:span text:style-name="T273"> </text:span><text:span text:style-name="T271"><text:reference-ref text:reference-format="text" text:ref-name="Editie">Desktop</text:reference-ref></text:span><text:span text:style-name="T271"><text:s/>is voltooid.</text:span></text:p>
      <text:p text:style-name="P42"/>
      <text:p text:style-name="P95"><text:span text:style-name="Emphasis"><text:span text:style-name="T23">Geschreven door </text:span></text:span><text:a xlink:type="simple" xlink:href="mailto:info@karelzimmer.nl?subject=Checklist installatie Linux" text:style-name="Internet_20_link" text:visited-style-name="Visited_20_Internet_20_Link"><text:span text:style-name="Emphasis"><text:span text:style-name="T24">Karel Zimmer</text:span></text:span></text:a><text:span text:style-name="Emphasis"><text:span text:style-name="T23"> en gelicentieerd onder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4">CC0</text:span></text:span></text:a><text:span text:style-name="Emphasis"><text:span text:style-name="T2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29T09:08:21.964461361">29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29T09:08:21.807777156</dc:date>
    <meta:keyword>Installatie</meta:keyword>
    <meta:keyword>Checklist</meta:keyword>
    <meta:keyword>Linux</meta:keyword>
    <meta:editing-cycles>6667</meta:editing-cycles>
    <meta:editing-duration>P11DT17H53M36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6" meta:character-count="4967" meta:non-whitespace-character-count="4263"/>
    <meta:user-defined meta:name="Info 1"/>
    <meta:user-defined meta:name="Info 2"/>
    <meta:user-defined meta:name="Info 3"/>
    <meta:user-defined meta:name="Info 4"/>
  </office:meta>
</office:document-meta>
</file>